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gr7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9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6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7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" draw:text-style-name="P1" draw:layer="layout" svg:width="4cm" svg:height="5cm" svg:x="1.25cm" svg:y="1.25cm">
            <text:p/>
          </draw:rect>
          <draw:frame draw:style-name="gr2" draw:text-style-name="P2" draw:layer="layout" svg:width="4cm" svg:height="0.5cm" svg:x="1.25cm" svg:y="3cm">
            <draw:text-box>
              <text:p text:style-name="P1"><text:span text:style-name="T1">555 Timer IC</text:span></text:p>
            </draw:text-box>
          </draw:frame>
          <draw:frame draw:style-name="gr3" draw:text-style-name="P3" draw:layer="layout" svg:width="1cm" svg:height="0.5cm" svg:x="4.25cm" svg:y="3.5cm">
            <draw:text-box>
              <text:p text:style-name="P1"><text:span text:style-name="T2">Out</text:span></text:p>
            </draw:text-box>
          </draw:frame>
          <draw:frame draw:style-name="gr4" draw:text-style-name="P3" draw:layer="layout" svg:width="1cm" svg:height="0.5cm" svg:x="1.25cm" svg:y="2.5cm">
            <draw:text-box>
              <text:p text:style-name="P1"><text:span text:style-name="T2">DIS</text:span></text:p>
            </draw:text-box>
          </draw:frame>
          <draw:frame draw:style-name="gr4" draw:text-style-name="P3" draw:layer="layout" svg:width="1cm" svg:height="0.5cm" svg:x="1.25cm" svg:y="3.5cm">
            <draw:text-box>
              <text:p text:style-name="P1"><text:span text:style-name="T2">THR</text:span></text:p>
            </draw:text-box>
          </draw:frame>
          <draw:frame draw:style-name="gr4" draw:text-style-name="P3" draw:layer="layout" svg:width="1.5cm" svg:height="0.5cm" svg:x="1.25cm" svg:y="4.5cm">
            <draw:text-box>
              <text:p text:style-name="P1"><text:span text:style-name="T2">TRIG</text:span></text:p>
            </draw:text-box>
          </draw:frame>
          <draw:frame draw:style-name="gr4" draw:text-style-name="P5" draw:layer="layout" svg:width="1.5cm" svg:height="0.5cm" draw:transform="rotate (1.5707963267949) translate (2.5cm 6.25cm)">
            <draw:text-box>
              <text:p text:style-name="P4"><text:span text:style-name="T3">GND</text:span></text:p>
            </draw:text-box>
          </draw:frame>
          <draw:frame draw:style-name="gr4" draw:text-style-name="P3" draw:layer="layout" svg:width="1.5cm" svg:height="0.5cm" draw:transform="rotate (1.5707963267949) translate (3.5cm 6.25cm)">
            <draw:text-box>
              <text:p text:style-name="P1"><text:span text:style-name="T2">CTRL</text:span></text:p>
            </draw:text-box>
          </draw:frame>
          <draw:frame draw:style-name="gr4" draw:text-style-name="P6" draw:layer="layout" svg:width="1cm" svg:height="0.5cm" draw:transform="rotate (-1.5707963267949) translate (3cm 1.25cm)">
            <draw:text-box>
              <text:p text:style-name="P1"><text:span text:style-name="T4">RST</text:span></text:p>
            </draw:text-box>
          </draw:frame>
          <draw:frame draw:style-name="gr4" draw:text-style-name="P8" draw:layer="layout" svg:width="1cm" svg:height="0.5cm" draw:transform="rotate (-1.5707963267949) translate (4cm 1.25cm)">
            <draw:text-box>
              <text:p text:style-name="P7"><text:span text:style-name="T5">V</text:span><text:span text:style-name="T6">cc</text:span></text:p>
            </draw:text-box>
          </draw:frame>
          <draw:line draw:style-name="gr5" draw:text-style-name="P1" draw:layer="layout" svg:x1="3.75cm" svg:y1="0.75cm" svg:x2="3.75cm" svg:y2="1.25cm">
            <text:p/>
          </draw:line>
          <draw:line draw:style-name="gr5" draw:text-style-name="P1" draw:layer="layout" svg:x1="2.75cm" svg:y1="0.75cm" svg:x2="2.75cm" svg:y2="1.25cm">
            <text:p/>
          </draw:line>
          <draw:line draw:style-name="gr5" draw:text-style-name="P1" draw:layer="layout" svg:x1="2.75cm" svg:y1="6.25cm" svg:x2="2.75cm" svg:y2="6.75cm">
            <text:p/>
          </draw:line>
          <draw:line draw:style-name="gr5" draw:text-style-name="P1" draw:layer="layout" svg:x1="3.75cm" svg:y1="6.25cm" svg:x2="3.75cm" svg:y2="6.75cm">
            <text:p/>
          </draw:line>
          <draw:line draw:style-name="gr5" draw:text-style-name="P1" draw:layer="layout" svg:x1="5.75cm" svg:y1="3.75cm" svg:x2="5.25cm" svg:y2="3.75cm">
            <text:p/>
          </draw:line>
          <draw:line draw:style-name="gr5" draw:text-style-name="P1" draw:layer="layout" svg:x1="1.25cm" svg:y1="2.75cm" svg:x2="0.75cm" svg:y2="2.75cm">
            <text:p/>
          </draw:line>
          <draw:line draw:style-name="gr5" draw:text-style-name="P1" draw:layer="layout" svg:x1="1.25cm" svg:y1="3.75cm" svg:x2="0.75cm" svg:y2="3.75cm">
            <text:p/>
          </draw:line>
          <draw:line draw:style-name="gr5" draw:text-style-name="P1" draw:layer="layout" svg:x1="1.25cm" svg:y1="4.75cm" svg:x2="0.75cm" svg:y2="4.75cm">
            <text:p/>
          </draw:line>
          <draw:frame draw:style-name="gr6" draw:text-style-name="P3" draw:layer="layout" svg:width="0.5cm" svg:height="0.5cm" svg:x="0.75cm" svg:y="3.25cm">
            <draw:text-box>
              <text:p text:style-name="P1"><text:span text:style-name="T2">6</text:span></text:p>
            </draw:text-box>
          </draw:frame>
          <draw:frame draw:style-name="gr6" draw:text-style-name="P3" draw:layer="layout" svg:width="0.5cm" svg:height="0.5cm" svg:x="0.75cm" svg:y="4.25cm">
            <draw:text-box>
              <text:p text:style-name="P1"><text:span text:style-name="T2">2</text:span></text:p>
            </draw:text-box>
          </draw:frame>
          <draw:frame draw:style-name="gr6" draw:text-style-name="P3" draw:layer="layout" svg:width="0.5cm" svg:height="0.5cm" svg:x="2.25cm" svg:y="0.75cm">
            <draw:text-box>
              <text:p text:style-name="P1"><text:span text:style-name="T2">4</text:span></text:p>
            </draw:text-box>
          </draw:frame>
          <draw:frame draw:style-name="gr6" draw:text-style-name="P3" draw:layer="layout" svg:width="0.5cm" svg:height="0.5cm" svg:x="3.25cm" svg:y="0.75cm">
            <draw:text-box>
              <text:p text:style-name="P1"><text:span text:style-name="T2">8</text:span></text:p>
            </draw:text-box>
          </draw:frame>
          <draw:frame draw:style-name="gr6" draw:text-style-name="P3" draw:layer="layout" svg:width="0.5cm" svg:height="0.5cm" svg:x="5.25cm" svg:y="3.25cm">
            <draw:text-box>
              <text:p text:style-name="P1"><text:span text:style-name="T2">3</text:span></text:p>
            </draw:text-box>
          </draw:frame>
          <draw:frame draw:style-name="gr6" draw:text-style-name="P3" draw:layer="layout" svg:width="0.5cm" svg:height="0.5cm" svg:x="0.75cm" svg:y="2.25cm">
            <draw:text-box>
              <text:p text:style-name="P1"><text:span text:style-name="T2">7</text:span></text:p>
            </draw:text-box>
          </draw:frame>
          <draw:frame draw:style-name="gr6" draw:text-style-name="P3" draw:layer="layout" svg:width="0.5cm" svg:height="0.5cm" svg:x="2.25cm" svg:y="6.25cm">
            <draw:text-box>
              <text:p text:style-name="P1"><text:span text:style-name="T2">1</text:span></text:p>
            </draw:text-box>
          </draw:frame>
          <draw:frame draw:style-name="gr6" draw:text-style-name="P3" draw:layer="layout" svg:width="0.5cm" svg:height="0.5cm" svg:x="3.25cm" svg:y="6.25cm">
            <draw:text-box>
              <text:p text:style-name="P1"><text:span text:style-name="T2">5</text:span></text:p>
            </draw:text-box>
          </draw:frame>
        </draw:g>
        <draw:g>
          <draw:g>
            <draw:g>
              <draw:g>
                <draw:line draw:style-name="gr7" draw:text-style-name="P1" draw:layer="layout" svg:x1="8.75cm" svg:y1="2.625cm" svg:x2="8.75cm" svg:y2="2.875cm">
                  <text:p/>
                </draw:line>
                <draw:rect draw:style-name="gr8" draw:text-style-name="P1" draw:layer="layout" svg:width="0.5cm" svg:height="0.5cm" svg:x="8.75cm" svg:y="2.5cm">
                  <text:p/>
                </draw:rect>
              </draw:g>
              <draw:g>
                <draw:line draw:style-name="gr7" draw:text-style-name="P1" draw:layer="layout" svg:x1="8.75cm" svg:y1="3.625cm" svg:x2="8.75cm" svg:y2="3.875cm">
                  <text:p/>
                </draw:line>
                <draw:rect draw:style-name="gr8" draw:text-style-name="P1" draw:layer="layout" svg:width="0.5cm" svg:height="0.5cm" svg:x="8.75cm" svg:y="3.5cm">
                  <text:p/>
                </draw:rect>
              </draw:g>
              <draw:g>
                <draw:line draw:style-name="gr7" draw:text-style-name="P1" draw:layer="layout" svg:x1="8.75cm" svg:y1="4.625cm" svg:x2="8.75cm" svg:y2="4.875cm">
                  <text:p/>
                </draw:line>
                <draw:rect draw:style-name="gr8" draw:text-style-name="P1" draw:layer="layout" svg:width="0.5cm" svg:height="0.5cm" svg:x="8.75cm" svg:y="4.5cm">
                  <text:p/>
                </draw:rect>
              </draw:g>
              <draw:g>
                <draw:line draw:style-name="gr7" draw:text-style-name="P1" draw:layer="layout" svg:x1="8.75cm" svg:y1="5.625cm" svg:x2="8.75cm" svg:y2="5.875cm">
                  <text:p/>
                </draw:line>
                <draw:rect draw:style-name="gr8" draw:text-style-name="P1" draw:layer="layout" svg:width="0.5cm" svg:height="0.5cm" svg:x="8.75cm" svg:y="5.5cm">
                  <text:p/>
                </draw:rect>
              </draw:g>
              <draw:g>
                <draw:line draw:style-name="gr7" draw:text-style-name="P1" draw:layer="layout" svg:x1="11.75cm" svg:y1="5.625cm" svg:x2="11.75cm" svg:y2="5.875cm">
                  <text:p/>
                </draw:line>
                <draw:rect draw:style-name="gr8" draw:text-style-name="P1" draw:layer="layout" svg:width="0.5cm" svg:height="0.5cm" svg:x="11.25cm" svg:y="5.5cm">
                  <text:p/>
                </draw:rect>
              </draw:g>
              <draw:g>
                <draw:line draw:style-name="gr7" draw:text-style-name="P1" draw:layer="layout" svg:x1="11.75cm" svg:y1="4.625cm" svg:x2="11.75cm" svg:y2="4.875cm">
                  <text:p/>
                </draw:line>
                <draw:rect draw:style-name="gr8" draw:text-style-name="P1" draw:layer="layout" svg:width="0.5cm" svg:height="0.5cm" svg:x="11.25cm" svg:y="4.5cm">
                  <text:p/>
                </draw:rect>
              </draw:g>
              <draw:g>
                <draw:line draw:style-name="gr7" draw:text-style-name="P1" draw:layer="layout" svg:x1="11.75cm" svg:y1="3.625cm" svg:x2="11.75cm" svg:y2="3.875cm">
                  <text:p/>
                </draw:line>
                <draw:rect draw:style-name="gr8" draw:text-style-name="P1" draw:layer="layout" svg:width="0.5cm" svg:height="0.5cm" svg:x="11.25cm" svg:y="3.5cm">
                  <text:p/>
                </draw:rect>
              </draw:g>
              <draw:g>
                <draw:line draw:style-name="gr7" draw:text-style-name="P1" draw:layer="layout" svg:x1="11.75cm" svg:y1="2.625cm" svg:x2="11.75cm" svg:y2="2.875cm">
                  <text:p/>
                </draw:line>
                <draw:rect draw:style-name="gr8" draw:text-style-name="P1" draw:layer="layout" svg:width="0.5cm" svg:height="0.5cm" svg:x="11.25cm" svg:y="2.5cm">
                  <text:p/>
                </draw:rect>
              </draw:g>
              <draw:rect draw:style-name="gr9" draw:text-style-name="P1" draw:layer="layout" svg:width="2cm" svg:height="4cm" svg:x="9.25cm" svg:y="2.25cm">
                <text:p/>
              </draw:rect>
              <draw:frame draw:style-name="gr10" draw:text-style-name="P9" draw:layer="layout" svg:width="2cm" svg:height="1.5cm" draw:transform="rotate (-1.5707963267949) translate (11cm 3.25cm)">
                <draw:text-box>
                  <text:p><text:span text:style-name="T7">NE555</text:span></text:p>
                </draw:text-box>
              </draw:frame>
              <draw:path draw:style-name="gr11" draw:text-style-name="P1" draw:layer="layout" svg:width="0.749cm" svg:height="0.379cm" draw:transform="rotate (-3.14159265358979) translate (10.625cm 2.63cm)" svg:viewBox="0 0 750 380" svg:d="m0 380c0-215 163-380 375-380s375 165 375 380z">
                <text:p/>
              </draw:path>
            </draw:g>
          </draw:g>
          <draw:frame draw:style-name="gr12" draw:text-style-name="P6" draw:layer="layout" svg:width="1.25cm" svg:height="0.5cm" svg:x="7.25cm" svg:y="5.5cm">
            <draw:text-box>
              <text:p text:style-name="P1"><text:span text:style-name="T4">RST</text:span></text:p>
            </draw:text-box>
          </draw:frame>
          <draw:frame draw:style-name="gr13" draw:text-style-name="P8" draw:layer="layout" svg:width="1.25cm" svg:height="0.5cm" svg:x="12cm" svg:y="2.5cm">
            <draw:text-box>
              <text:p text:style-name="P7"><text:span text:style-name="T5">V</text:span><text:span text:style-name="T6">cc</text:span></text:p>
            </draw:text-box>
          </draw:frame>
          <draw:frame draw:style-name="gr12" draw:text-style-name="P5" draw:layer="layout" svg:width="1.25cm" svg:height="0.5cm" svg:x="7.25cm" svg:y="2.5cm">
            <draw:text-box>
              <text:p text:style-name="P4"><text:span text:style-name="T3">GND</text:span></text:p>
            </draw:text-box>
          </draw:frame>
          <draw:frame draw:style-name="gr12" draw:text-style-name="P11" draw:layer="layout" svg:width="1.25cm" svg:height="0.5cm" svg:x="7.25cm" svg:y="3.5cm">
            <draw:text-box>
              <text:p text:style-name="P10"><text:span text:style-name="T8">TRIG</text:span></text:p>
            </draw:text-box>
          </draw:frame>
          <draw:frame draw:style-name="gr12" draw:text-style-name="P11" draw:layer="layout" svg:width="1.25cm" svg:height="0.5cm" svg:x="7.25cm" svg:y="4.5cm">
            <draw:text-box>
              <text:p text:style-name="P10"><text:span text:style-name="T8">OUT</text:span></text:p>
            </draw:text-box>
          </draw:frame>
          <draw:frame draw:style-name="gr13" draw:text-style-name="P11" draw:layer="layout" svg:width="1.25cm" svg:height="0.5cm" svg:x="12cm" svg:y="5.5cm">
            <draw:text-box>
              <text:p text:style-name="P10"><text:span text:style-name="T8">CTRL</text:span></text:p>
            </draw:text-box>
          </draw:frame>
          <draw:frame draw:style-name="gr13" draw:text-style-name="P11" draw:layer="layout" svg:width="1.25cm" svg:height="0.5cm" svg:x="12cm" svg:y="4.5cm">
            <draw:text-box>
              <text:p text:style-name="P10"><text:span text:style-name="T8">THR</text:span></text:p>
            </draw:text-box>
          </draw:frame>
          <draw:frame draw:style-name="gr13" draw:text-style-name="P11" draw:layer="layout" svg:width="1.25cm" svg:height="0.5cm" svg:x="12cm" svg:y="3.5cm">
            <draw:text-box>
              <text:p text:style-name="P10"><text:span text:style-name="T8">DI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cm" fo:margin-bottom="0.25cm" fo:margin-left="0.25cm" fo:margin-right="0.25cm" fo:page-width="13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4T00:11:46.23</dc:date>
    <meta:editing-duration>PT2H44M23S</meta:editing-duration>
    <meta:editing-cycles>127</meta:editing-cycles>
    <meta:document-statistic meta:object-count="65"/>
  </office:meta>
</office:document-meta>
</file>